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78899" fo:border="0.06pt solid #000000"/>
    </style:style>
    <style:style style:name="ce6" style:family="table-cell" style:parent-style-name="Default">
      <style:table-cell-properties fo:background-color="#32cd32"/>
    </style:style>
    <style:style style:name="ce7" style:family="table-cell" style:parent-style-name="Default">
      <style:table-cell-properties fo:background-color="#fafad2" fo:border="0.06pt solid #000000"/>
    </style:style>
    <style:style style:name="ce10" style:family="table-cell" style:parent-style-name="Default">
      <style:table-cell-properties fo:background-color="#ff4500"/>
    </style:style>
    <style:style style:name="ce11" style:family="table-cell" style:parent-style-name="Default">
      <style:table-cell-properties fo:background-color="#4169e1"/>
    </style:style>
    <style:style style:name="ce12" style:family="table-cell" style:parent-style-name="Default">
      <style:table-cell-properties fo:background-color="#66cdaa" fo:border="0.06pt solid #000000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.57mm" svg:y="58.64mm">
            <draw:object draw:notify-on-update-of-ranges="Feuille1.A5:Feuille1.A5 Feuille1.A6:Feuille1.A12 Feuille1.B5:Feuille1.B5 Feuille1.B6:Feuille1.B12 Feuille1.I6:Feuille1.I12 Feuille1.I6:Feuille1.I12 Feuille1.C5:Feuille1.C5 Feuille1.C6:Feuille1.C12 Feuille1.J6:Feuille1.J12 Feuille1.D5:Feuille1.D5 Feuille1.D6:Feuille1.D12 Feuille1.K6:Feuille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41mm" svg:y="63.14mm">
            <draw:object draw:notify-on-update-of-ranges="Feuille1.A5:Feuille1.A5 Feuille1.A6:Feuille1.A12 Feuille1.E5:Feuille1.E5 Feuille1.E6:Feuille1.E12 Feuille1.J6:Feuille1.J12 Feuille1.F5:Feuille1.F5 Feuille1.F6:Feuille1.F12 Feuille1.K6:Feuille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3" table:default-cell-style-name="ce7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10"/>
        <table:table-column table:style-name="co2" table:default-cell-style-name="ce11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a set srr25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 office:value-type="string" calcext:value-type="string">
            <text:p>Bwa-gasal2 (2 streams) over bwa</text:p>
          </table:table-cell>
          <table:table-cell office:value-type="string" calcext:value-type="string">
            <text:p>Bwa-gasal2 (1 stream) over bwa</text:p>
          </table:table-cell>
          <table:table-cell table:number-columns-repeated="2"/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83.991" calcext:value-type="float">
            <text:p>17883.991</text:p>
          </table:table-cell>
          <table:table-cell office:value-type="float" office:value="13722.021" calcext:value-type="float">
            <text:p>13722.021</text:p>
          </table:table-cell>
          <table:table-cell office:value-type="float" office:value="12676.356" calcext:value-type="float">
            <text:p>12676.356</text:p>
          </table:table-cell>
          <table:table-cell office:value-type="float" office:value="1.41081482722637" calcext:value-type="float">
            <text:p>1.41081482722637</text:p>
          </table:table-cell>
          <table:table-cell office:value-type="float" office:value="1.30330590515785" calcext:value-type="float">
            <text:p>1.30330590515785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9.045" calcext:value-type="float">
            <text:p>9419.045</text:p>
          </table:table-cell>
          <table:table-cell office:value-type="float" office:value="7424.355" calcext:value-type="float">
            <text:p>7424.355</text:p>
          </table:table-cell>
          <table:table-cell office:value-type="float" office:value="6779.812" calcext:value-type="float">
            <text:p>6779.812</text:p>
          </table:table-cell>
          <table:table-cell office:value-type="float" office:value="1.38927819827452" calcext:value-type="float">
            <text:p>1.38927819827452</text:p>
          </table:table-cell>
          <table:table-cell office:value-type="float" office:value="1.26866845672116" calcext:value-type="float">
            <text:p>1.2686684567211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3.423" calcext:value-type="float">
            <text:p>4513.423</text:p>
          </table:table-cell>
          <table:table-cell office:value-type="float" office:value="3683.856" calcext:value-type="float">
            <text:p>3683.856</text:p>
          </table:table-cell>
          <table:table-cell office:value-type="float" office:value="3285.9" calcext:value-type="float">
            <text:p>3285.9</text:p>
          </table:table-cell>
          <table:table-cell office:value-type="float" office:value="1.37357284153504" calcext:value-type="float">
            <text:p>1.37357284153504</text:p>
          </table:table-cell>
          <table:table-cell office:value-type="float" office:value="1.22518985541237" calcext:value-type="float">
            <text:p>1.2251898554123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4.313" calcext:value-type="float">
            <text:p>3154.313</text:p>
          </table:table-cell>
          <table:table-cell office:value-type="float" office:value="2613.504" calcext:value-type="float">
            <text:p>2613.504</text:p>
          </table:table-cell>
          <table:table-cell office:value-type="float" office:value="2295.457" calcext:value-type="float">
            <text:p>2295.457</text:p>
          </table:table-cell>
          <table:table-cell office:value-type="float" office:value="1.37415468902271" calcext:value-type="float">
            <text:p>1.37415468902271</text:p>
          </table:table-cell>
          <table:table-cell office:value-type="float" office:value="1.20692870567636" calcext:value-type="float">
            <text:p>1.2069287056763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1.134" calcext:value-type="float">
            <text:p>2411.134</text:p>
          </table:table-cell>
          <table:table-cell office:value-type="float" office:value="2048.088" calcext:value-type="float">
            <text:p>2048.088</text:p>
          </table:table-cell>
          <table:table-cell office:value-type="float" office:value="1785.151" calcext:value-type="float">
            <text:p>1785.151</text:p>
          </table:table-cell>
          <table:table-cell office:value-type="float" office:value="1.35066109253503" calcext:value-type="float">
            <text:p>1.35066109253503</text:p>
          </table:table-cell>
          <table:table-cell office:value-type="float" office:value="1.17726093800657" calcext:value-type="float">
            <text:p>1.1772609380065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4.043" calcext:value-type="float">
            <text:p>1964.043</text:p>
          </table:table-cell>
          <table:table-cell office:value-type="float" office:value="1714.763" calcext:value-type="float">
            <text:p>1714.763</text:p>
          </table:table-cell>
          <table:table-cell office:value-type="float" office:value="1478.597" calcext:value-type="float">
            <text:p>1478.597</text:p>
          </table:table-cell>
          <table:table-cell office:value-type="float" office:value="1.32831528807376" calcext:value-type="float">
            <text:p>1.32831528807376</text:p>
          </table:table-cell>
          <table:table-cell office:value-type="float" office:value="1.14537285910648" calcext:value-type="float">
            <text:p>1.14537285910648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5.293" calcext:value-type="float">
            <text:p>1695.293</text:p>
          </table:table-cell>
          <table:table-cell office:value-type="float" office:value="1509.027" calcext:value-type="float">
            <text:p>1509.027</text:p>
          </table:table-cell>
          <table:table-cell office:value-type="float" office:value="1310.769" calcext:value-type="float">
            <text:p>1310.769</text:p>
          </table:table-cell>
          <table:table-cell office:value-type="float" office:value="1.29335756338455" calcext:value-type="float">
            <text:p>1.29335756338455</text:p>
          </table:table-cell>
          <table:table-cell office:value-type="float" office:value="1.12343450448534" calcext:value-type="float">
            <text:p>1.12343450448534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95.88mm" svg:x="9.07mm" svg:y="58.16mm">
            <draw:object draw:notify-on-update-of-ranges="Feuille4.A4:Feuille4.A4 Feuille4.A5:Feuille4.A11 Feuille4.B4:Feuille4.B4 Feuille4.B5:Feuille4.B11 Feuille1.I6:Feuille1.I12 Feuille4.C4:Feuille4.C4 Feuille4.C5:Feuille4.C11 Feuille1.J6:Feuille1.J12 Feuille4.D4:Feuille4.D4 Feuille4.D5:Feuille4.D11 Feuille1.K6:Feuille1.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88.54mm" svg:y="70.59mm">
            <draw:object draw:notify-on-update-of-ranges="Feuille4.A4:Feuille4.A4 Feuille4.A5:Feuille4.A11 Feuille4.F4:Feuille4.F4 Feuille4.F5:Feuille4.F11 Feuille4.G4:Feuille4.G4 Feuille4.G5:Feuille4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2" table:default-cell-style-name="ce19"/>
        <table:table-column table:style-name="co2" table:default-cell-style-name="Default"/>
        <table:table-column table:style-name="co2" table:number-columns-repeated="2" table:default-cell-style-name="ce19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  <table:table-cell/>
          <table:table-cell table:style-name="ce7" office:value-type="string" calcext:value-type="string">
            <text:p>Bwa-gasal2 (1 stream) over bwa</text:p>
          </table:table-cell>
          <table:table-cell table:style-name="ce7" office:value-type="string" calcext:value-type="string">
            <text:p>Bwa-gasal2 (2 streams) over b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1.267" calcext:value-type="float">
            <text:p>5451.267</text:p>
          </table:table-cell>
          <table:table-cell office:value-type="float" office:value="1125.129" calcext:value-type="float">
            <text:p>1125.129</text:p>
          </table:table-cell>
          <table:table-cell office:value-type="float" office:value="197.809" calcext:value-type="float">
            <text:p>197.809</text:p>
          </table:table-cell>
          <table:table-cell/>
          <table:table-cell table:formula="of:=[.B5]/[.C5]" office:value-type="float" office:value="4.84501510493463" calcext:value-type="float">
            <text:p>4.84501510493463</text:p>
          </table:table-cell>
          <table:table-cell table:formula="of:=[.B5]/[.D5]" office:value-type="float" office:value="27.5582354695691" calcext:value-type="float">
            <text:p>27.5582354695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6.103" calcext:value-type="float">
            <text:p>2736.103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110.655" calcext:value-type="float">
            <text:p>110.655</text:p>
          </table:table-cell>
          <table:table-cell/>
          <table:table-cell table:formula="of:=[.B6]/[.C6]" office:value-type="float" office:value="4.37871060148992" calcext:value-type="float">
            <text:p>4.37871060148992</text:p>
          </table:table-cell>
          <table:table-cell table:formula="of:=[.B6]/[.D6]" office:value-type="float" office:value="24.7264289910081" calcext:value-type="float">
            <text:p>24.7264289910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7.254" calcext:value-type="float">
            <text:p>1397.254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77.625" calcext:value-type="float">
            <text:p>77.625</text:p>
          </table:table-cell>
          <table:table-cell/>
          <table:table-cell table:formula="of:=[.B7]/[.C7]" office:value-type="float" office:value="3.5426524242601" calcext:value-type="float">
            <text:p>3.5426524242601</text:p>
          </table:table-cell>
          <table:table-cell table:formula="of:=[.B7]/[.D7]" office:value-type="float" office:value="18.0000515297907" calcext:value-type="float">
            <text:p>18.00005152979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7.009" calcext:value-type="float">
            <text:p>1017.0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72.628" calcext:value-type="float">
            <text:p>72.628</text:p>
          </table:table-cell>
          <table:table-cell/>
          <table:table-cell table:formula="of:=[.B8]/[.C8]" office:value-type="float" office:value="3.21779230394421" calcext:value-type="float">
            <text:p>3.21779230394421</text:p>
          </table:table-cell>
          <table:table-cell table:formula="of:=[.B8]/[.D8]" office:value-type="float" office:value="14.0029878283857" calcext:value-type="float">
            <text:p>14.0029878283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8.47" calcext:value-type="float">
            <text:p>788.47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79.149" calcext:value-type="float">
            <text:p>79.149</text:p>
          </table:table-cell>
          <table:table-cell/>
          <table:table-cell table:formula="of:=[.B9]/[.C9]" office:value-type="float" office:value="2.81097480543464" calcext:value-type="float">
            <text:p>2.81097480543464</text:p>
          </table:table-cell>
          <table:table-cell table:formula="of:=[.B9]/[.D9]" office:value-type="float" office:value="9.96184411679238" calcext:value-type="float">
            <text:p>9.96184411679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80.295" calcext:value-type="float">
            <text:p>80.295</text:p>
          </table:table-cell>
          <table:table-cell/>
          <table:table-cell table:formula="of:=[.B10]/[.C10]" office:value-type="float" office:value="2.54321668152179" calcext:value-type="float">
            <text:p>2.54321668152179</text:p>
          </table:table-cell>
          <table:table-cell table:formula="of:=[.B10]/[.D10]" office:value-type="float" office:value="8.10218569026714" calcext:value-type="float">
            <text:p>8.10218569026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6.868" calcext:value-type="float">
            <text:p>566.868</text:p>
          </table:table-cell>
          <table:table-cell office:value-type="float" office:value="250.452" calcext:value-type="float">
            <text:p>250.452</text:p>
          </table:table-cell>
          <table:table-cell office:value-type="float" office:value="89.768" calcext:value-type="float">
            <text:p>89.768</text:p>
          </table:table-cell>
          <table:table-cell/>
          <table:table-cell table:formula="of:=[.B11]/[.C11]" office:value-type="float" office:value="2.26337980930478" calcext:value-type="float">
            <text:p>2.26337980930478</text:p>
          </table:table-cell>
          <table:table-cell table:formula="of:=[.B11]/[.D11]" office:value-type="float" office:value="6.3148115141253" calcext:value-type="float">
            <text:p>6.3148115141253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8.46mm" svg:y="56.56mm">
            <draw:object draw:notify-on-update-of-ranges="Feuille2.B5:Feuille2.H5 Feuille2.A7:Feuille2.A7 Feuille2.B7:Feuille2.H7 Feuille2.A6:Feuille2.A6 Feuille2.B6:Feuille2.H6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27.57mm" svg:y="71.2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ce9"/>
        <table:table-column table:style-name="co2" table:number-columns-repeated="8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125.129" calcext:value-type="float">
            <text:p>1,125.129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250.452" calcext:value-type="float">
            <text:p>250.452</text:p>
          </table:table-cell>
          <table:table-cell table:style-name="ce3" office:value-type="string" calcext:value-type="string">
            <text:p>bwa</text:p>
          </table:table-cell>
          <table:table-cell table:style-name="ce9" office:value-type="float" office:value="5451.267" calcext:value-type="float">
            <text:p>5,451.267</text:p>
          </table:table-cell>
          <table:table-cell table:style-name="ce9" office:value-type="float" office:value="2736.103" calcext:value-type="float">
            <text:p>2,736.103</text:p>
          </table:table-cell>
          <table:table-cell table:style-name="ce9" office:value-type="float" office:value="1397.254" calcext:value-type="float">
            <text:p>1,397.254</text:p>
          </table:table-cell>
          <table:table-cell table:style-name="ce9" office:value-type="float" office:value="1017.009" calcext:value-type="float">
            <text:p>1,017.009</text:p>
          </table:table-cell>
          <table:table-cell table:style-name="ce9" office:value-type="float" office:value="788.47" calcext:value-type="float">
            <text:p>788.470</text:p>
          </table:table-cell>
          <table:table-cell table:style-name="ce9" office:value-type="float" office:value="650.565" calcext:value-type="float">
            <text:p>650.565</text:p>
          </table:table-cell>
          <table:table-cell table:style-name="ce9" office:value-type="float" office:value="566.868" calcext:value-type="float">
            <text:p>566.868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197.809" calcext:value-type="float">
            <text:p>197.809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77.625" calcext:value-type="float">
            <text:p>77.625</text:p>
          </table:table-cell>
          <table:table-cell office:value-type="float" office:value="72.628" calcext:value-type="float">
            <text:p>72.628</text:p>
          </table:table-cell>
          <table:table-cell office:value-type="float" office:value="79.149" calcext:value-type="float">
            <text:p>79.149</text:p>
          </table:table-cell>
          <table:table-cell office:value-type="float" office:value="80.295" calcext:value-type="float">
            <text:p>80.295</text:p>
          </table:table-cell>
          <table:table-cell office:value-type="float" office:value="89.768" calcext:value-type="float">
            <text:p>89.76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451.267" calcext:value-type="float">
            <text:p>5,451.267</text:p>
          </table:table-cell>
          <table:table-cell office:value-type="float" office:value="2736.103" calcext:value-type="float">
            <text:p>2,736.103</text:p>
          </table:table-cell>
          <table:table-cell office:value-type="float" office:value="1397.254" calcext:value-type="float">
            <text:p>1,397.254</text:p>
          </table:table-cell>
          <table:table-cell office:value-type="float" office:value="1017.009" calcext:value-type="float">
            <text:p>1,017.009</text:p>
          </table:table-cell>
          <table:table-cell office:value-type="float" office:value="788.47" calcext:value-type="float">
            <text:p>788.47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566.868" calcext:value-type="float">
            <text:p>566.86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7]/[.B6]" office:value-type="float" office:value="0.17581006266837" calcext:value-type="float">
            <text:p>0.176</text:p>
          </table:table-cell>
          <table:table-cell table:formula="of:=[.C7]/[.C6]" office:value-type="float" office:value="0.177086250630136" calcext:value-type="float">
            <text:p>0.177</text:p>
          </table:table-cell>
          <table:table-cell table:formula="of:=[.D7]/[.D6]" office:value-type="float" office:value="0.196813460139094" calcext:value-type="float">
            <text:p>0.197</text:p>
          </table:table-cell>
          <table:table-cell table:formula="of:=[.E7]/[.E6]" office:value-type="float" office:value="0.229793265792987" calcext:value-type="float">
            <text:p>0.230</text:p>
          </table:table-cell>
          <table:table-cell table:formula="of:=[.F7]/[.F6]" office:value-type="float" office:value="0.282174140899903" calcext:value-type="float">
            <text:p>0.282</text:p>
          </table:table-cell>
          <table:table-cell table:formula="of:=[.G7]/[.G6]" office:value-type="float" office:value="0.313892667823803" calcext:value-type="float">
            <text:p>0.314</text:p>
          </table:table-cell>
          <table:table-cell table:formula="of:=[.H7]/[.H6]" office:value-type="float" office:value="0.358423969463211" calcext:value-type="float">
            <text:p>0.35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7]/[.B8]" office:value-type="float" office:value="0.0362867935105729" calcext:value-type="float">
            <text:p>0.036</text:p>
          </table:table-cell>
          <table:table-cell table:formula="of:=[.C7]/[.C8]" office:value-type="float" office:value="0.0404425564388475" calcext:value-type="float">
            <text:p>0.040</text:p>
          </table:table-cell>
          <table:table-cell table:formula="of:=[.D7]/[.D8]" office:value-type="float" office:value="0.0555553965134471" calcext:value-type="float">
            <text:p>0.056</text:p>
          </table:table-cell>
          <table:table-cell table:formula="of:=[.E7]/[.E8]" office:value-type="float" office:value="0.0714133306588241" calcext:value-type="float">
            <text:p>0.071</text:p>
          </table:table-cell>
          <table:table-cell table:formula="of:=[.F7]/[.F8]" office:value-type="float" office:value="0.100383020279782" calcext:value-type="float">
            <text:p>0.100</text:p>
          </table:table-cell>
          <table:table-cell table:formula="of:=[.G7]/[.G8]" office:value-type="float" office:value="0.123423485739319" calcext:value-type="float">
            <text:p>0.123</text:p>
          </table:table-cell>
          <table:table-cell table:formula="of:=[.H7]/[.H8]" office:value-type="float" office:value="0.158357854033038" calcext:value-type="float">
            <text:p>0.158</text:p>
          </table:table-cell>
          <table:table-cell table:number-columns-repeated="8"/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,213.973</text:p>
          </table:table-cell>
          <table:table-cell table:style-name="ce9" office:value-type="float" office:value="2720.834" calcext:value-type="float">
            <text:p>2,720.834</text:p>
          </table:table-cell>
          <table:table-cell table:style-name="ce9" office:value-type="float" office:value="1366.019" calcext:value-type="float">
            <text:p>1,366.019</text:p>
          </table:table-cell>
          <table:table-cell table:style-name="ce9" office:value-type="float" office:value="940.762" calcext:value-type="float">
            <text:p>940.762</text:p>
          </table:table-cell>
          <table:table-cell table:style-name="ce9" office:value-type="float" office:value="739.913" calcext:value-type="float">
            <text:p>739.913</text:p>
          </table:table-cell>
          <table:table-cell table:style-name="ce9" office:value-type="float" office:value="605.112" calcext:value-type="float">
            <text:p>605.112</text:p>
          </table:table-cell>
          <table:table-cell table:style-name="ce9" office:value-type="float" office:value="510.841" calcext:value-type="float">
            <text:p>510.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,382.028</text:p>
          </table:table-cell>
          <table:table-cell table:style-name="ce9" office:value-type="float" office:value="2320.083" calcext:value-type="float">
            <text:p>2,320.083</text:p>
          </table:table-cell>
          <table:table-cell table:style-name="ce9" office:value-type="float" office:value="1091.32" calcext:value-type="float">
            <text:p>1,091.320</text:p>
          </table:table-cell>
          <table:table-cell table:style-name="ce9" office:value-type="float" office:value="762.17" calcext:value-type="float">
            <text:p>762.170</text:p>
          </table:table-cell>
          <table:table-cell table:style-name="ce9" office:value-type="float" office:value="592.758" calcext:value-type="float">
            <text:p>592.758</text:p>
          </table:table-cell>
          <table:table-cell table:style-name="ce9" office:value-type="float" office:value="490.273" calcext:value-type="float">
            <text:p>490.273</text:p>
          </table:table-cell>
          <table:table-cell table:style-name="ce9" office:value-type="float" office:value="422.934" calcext:value-type="float">
            <text:p>422.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,848.533</text:p>
          </table:table-cell>
          <table:table-cell table:style-name="ce9" office:value-type="float" office:value="2245.914" calcext:value-type="float">
            <text:p>2,245.914</text:p>
          </table:table-cell>
          <table:table-cell table:style-name="ce9" office:value-type="float" office:value="1110.466" calcext:value-type="float">
            <text:p>1,110.466</text:p>
          </table:table-cell>
          <table:table-cell table:style-name="ce9" office:value-type="float" office:value="712.636" calcext:value-type="float">
            <text:p>712.636</text:p>
          </table:table-cell>
          <table:table-cell table:style-name="ce9" office:value-type="float" office:value="565.484" calcext:value-type="float">
            <text:p>565.484</text:p>
          </table:table-cell>
          <table:table-cell table:style-name="ce9" office:value-type="float" office:value="487.651" calcext:value-type="float">
            <text:p>487.651</text:p>
          </table:table-cell>
          <table:table-cell table:style-name="ce9" office:value-type="float" office:value="397.788" calcext:value-type="float">
            <text:p>397.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.190</text:p>
          </table:table-cell>
          <table:table-cell table:style-name="ce9" table:formula="of:=[.C10]/[.C11]" office:value-type="float" office:value="1.17273132038811" calcext:value-type="float">
            <text:p>1.173</text:p>
          </table:table-cell>
          <table:table-cell table:style-name="ce9" table:formula="of:=[.D10]/[.D11]" office:value-type="float" office:value="1.25171260491881" calcext:value-type="float">
            <text:p>1.252</text:p>
          </table:table-cell>
          <table:table-cell table:style-name="ce9" table:formula="of:=[.E10]/[.E11]" office:value-type="float" office:value="1.23432042720128" calcext:value-type="float">
            <text:p>1.234</text:p>
          </table:table-cell>
          <table:table-cell table:style-name="ce9" table:formula="of:=[.F10]/[.F11]" office:value-type="float" office:value="1.24825476838777" calcext:value-type="float">
            <text:p>1.248</text:p>
          </table:table-cell>
          <table:table-cell table:style-name="ce9" table:formula="of:=[.G10]/[.G11]" office:value-type="float" office:value="1.23423480387458" calcext:value-type="float">
            <text:p>1.234</text:p>
          </table:table-cell>
          <table:table-cell table:style-name="ce9" table:formula="of:=[.H10]/[.H11]" office:value-type="float" office:value="1.20785039746154" calcext:value-type="float">
            <text:p>1.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.355</text:p>
          </table:table-cell>
          <table:table-cell table:style-name="ce9" table:formula="of:=[.C10]/[.C12]" office:value-type="float" office:value="1.21145956612764" calcext:value-type="float">
            <text:p>1.211</text:p>
          </table:table-cell>
          <table:table-cell table:style-name="ce9" table:formula="of:=[.D10]/[.D12]" office:value-type="float" office:value="1.23013131424105" calcext:value-type="float">
            <text:p>1.230</text:p>
          </table:table-cell>
          <table:table-cell table:style-name="ce9" table:formula="of:=[.E10]/[.E12]" office:value-type="float" office:value="1.32011573931151" calcext:value-type="float">
            <text:p>1.320</text:p>
          </table:table-cell>
          <table:table-cell table:style-name="ce9" table:formula="of:=[.F10]/[.F12]" office:value-type="float" office:value="1.30845965579928" calcext:value-type="float">
            <text:p>1.308</text:p>
          </table:table-cell>
          <table:table-cell table:style-name="ce9" table:formula="of:=[.G10]/[.G12]" office:value-type="float" office:value="1.24087103276729" calcext:value-type="float">
            <text:p>1.241</text:p>
          </table:table-cell>
          <table:table-cell table:style-name="ce9" table:formula="of:=[.H10]/[.H12]" office:value-type="float" office:value="1.28420414894366" calcext:value-type="float">
            <text:p>1.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,292.918</text:p>
          </table:table-cell>
          <table:table-cell table:style-name="ce9" office:value-type="float" office:value="671.921" calcext:value-type="float">
            <text:p>671.921</text:p>
          </table:table-cell>
          <table:table-cell table:style-name="ce9" office:value-type="float" office:value="344.872" calcext:value-type="float">
            <text:p>344.872</text:p>
          </table:table-cell>
          <table:table-cell table:style-name="ce9" office:value-type="float" office:value="252.144" calcext:value-type="float">
            <text:p>252.144</text:p>
          </table:table-cell>
          <table:table-cell table:style-name="ce9" office:value-type="float" office:value="191.721" calcext:value-type="float">
            <text:p>191.721</text:p>
          </table:table-cell>
          <table:table-cell table:style-name="ce9" office:value-type="float" office:value="162.705" calcext:value-type="float">
            <text:p>162.705</text:p>
          </table:table-cell>
          <table:table-cell table:style-name="ce9" office:value-type="float" office:value="138.641" calcext:value-type="float">
            <text:p>138.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.095</text:p>
          </table:table-cell>
          <table:table-cell table:style-name="ce9" office:value-type="float" office:value="100.129" calcext:value-type="float">
            <text:p>100.129</text:p>
          </table:table-cell>
          <table:table-cell table:style-name="ce9" office:value-type="float" office:value="57.112" calcext:value-type="float">
            <text:p>57.112</text:p>
          </table:table-cell>
          <table:table-cell table:style-name="ce9" office:value-type="float" office:value="42.042" calcext:value-type="float">
            <text:p>42.042</text:p>
          </table:table-cell>
          <table:table-cell table:style-name="ce9" office:value-type="float" office:value="35.557" calcext:value-type="float">
            <text:p>35.557</text:p>
          </table:table-cell>
          <table:table-cell table:style-name="ce9" office:value-type="float" office:value="32.338" calcext:value-type="float">
            <text:p>32.338</text:p>
          </table:table-cell>
          <table:table-cell table:style-name="ce9" office:value-type="float" office:value="29.879" calcext:value-type="float">
            <text:p>29.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.167</text:p>
          </table:table-cell>
          <table:table-cell table:style-name="ce9" office:value-type="float" office:value="16.696" calcext:value-type="float">
            <text:p>16.696</text:p>
          </table:table-cell>
          <table:table-cell table:style-name="ce9" office:value-type="float" office:value="10.204" calcext:value-type="float">
            <text:p>10.204</text:p>
          </table:table-cell>
          <table:table-cell table:style-name="ce9" office:value-type="float" office:value="8.932" calcext:value-type="float">
            <text:p>8.932</text:p>
          </table:table-cell>
          <table:table-cell table:style-name="ce9" office:value-type="float" office:value="8.193" calcext:value-type="float">
            <text:p>8.193</text:p>
          </table:table-cell>
          <table:table-cell table:style-name="ce9" office:value-type="float" office:value="8.375" calcext:value-type="float">
            <text:p>8.375</text:p>
          </table:table-cell>
          <table:table-cell table:style-name="ce9" office:value-type="float" office:value="8.539" calcext:value-type="float">
            <text:p>8.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.731</text:p>
          </table:table-cell>
          <table:table-cell table:style-name="ce9" table:formula="of:=[.C18]/[.C19]" office:value-type="float" office:value="6.71055338613189" calcext:value-type="float">
            <text:p>6.711</text:p>
          </table:table-cell>
          <table:table-cell table:style-name="ce9" table:formula="of:=[.D18]/[.D19]" office:value-type="float" office:value="6.03852080123267" calcext:value-type="float">
            <text:p>6.039</text:p>
          </table:table-cell>
          <table:table-cell table:style-name="ce9" table:formula="of:=[.E18]/[.E19]" office:value-type="float" office:value="5.99743114028828" calcext:value-type="float">
            <text:p>5.997</text:p>
          </table:table-cell>
          <table:table-cell table:style-name="ce9" table:formula="of:=[.F18]/[.F19]" office:value-type="float" office:value="5.39193407767809" calcext:value-type="float">
            <text:p>5.392</text:p>
          </table:table-cell>
          <table:table-cell table:style-name="ce9" table:formula="of:=[.G18]/[.G19]" office:value-type="float" office:value="5.03138722246274" calcext:value-type="float">
            <text:p>5.031</text:p>
          </table:table-cell>
          <table:table-cell table:style-name="ce9" table:formula="of:=[.H18]/[.H19]" office:value-type="float" office:value="4.64008166270625" calcext:value-type="float">
            <text:p>4.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.194</text:p>
          </table:table-cell>
          <table:table-cell table:style-name="ce9" table:formula="of:=[.C18]/[.C20]" office:value-type="float" office:value="40.2444298035458" calcext:value-type="float">
            <text:p>40.244</text:p>
          </table:table-cell>
          <table:table-cell table:style-name="ce9" table:formula="of:=[.D18]/[.D20]" office:value-type="float" office:value="33.7977263818111" calcext:value-type="float">
            <text:p>33.798</text:p>
          </table:table-cell>
          <table:table-cell table:style-name="ce9" table:formula="of:=[.E18]/[.E20]" office:value-type="float" office:value="28.2292879534259" calcext:value-type="float">
            <text:p>28.229</text:p>
          </table:table-cell>
          <table:table-cell table:style-name="ce9" table:formula="of:=[.F18]/[.F20]" office:value-type="float" office:value="23.4005858659832" calcext:value-type="float">
            <text:p>23.401</text:p>
          </table:table-cell>
          <table:table-cell table:style-name="ce9" table:formula="of:=[.G18]/[.G20]" office:value-type="float" office:value="19.4274626865672" calcext:value-type="float">
            <text:p>19.427</text:p>
          </table:table-cell>
          <table:table-cell table:style-name="ce9" table:formula="of:=[.H18]/[.H20]" office:value-type="float" office:value="16.2362103290783" calcext:value-type="float">
            <text:p>16.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.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.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.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.35</text:p>
          </table:table-cell>
          <table:table-cell office:value-type="float" office:value="393.055" calcext:value-type="float">
            <text:p>393.055</text:p>
          </table:table-cell>
          <table:table-cell office:value-type="float" office:value="389.249" calcext:value-type="float">
            <text:p>389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539" calcext:value-type="float">
            <text:p>8.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1:52:59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54:56.959000000</meta:creation-date>
    <dc:date>2019-07-12T14:40:05.904000000</dc:date>
    <meta:editing-duration>PT5H4M5S</meta:editing-duration>
    <meta:editing-cycles>20</meta:editing-cycles>
    <meta:generator>LibreOffice/6.2.4.2$Windows_X86_64 LibreOffice_project/2412653d852ce75f65fbfa83fb7e7b669a126d64</meta:generator>
    <meta:document-statistic meta:table-count="4" meta:cell-count="2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" chart:style-name="ch1">
        <chart:title svg:x="4.107cm" svg:y="0.316cm" chart:style-name="ch2">
          <text:p>Total execution time, data set SRR250</text:p>
        </chart:title>
        <chart:legend chart:legend-position="bottom" svg:x="3.345cm" svg:y="8.401cm" style:legend-expansion="wide" chart:style-name="ch3"/>
        <chart:plot-area chart:style-name="ch4" table:cell-range-address="Feuille1.A5:Feuille1.D12 Feuille1.I6:Feuille1.K12" chart:data-source-has-labels="both" svg:x="1.331cm" svg:y="1.275cm" svg:width="14.349cm" svg:height="5.781cm">
          <chartooo:coordinate-region svg:x="1.767cm" svg:y="1.275cm" svg:width="13.263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866cm" svg:y="7.236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B12" chart:label-cell-address="Feuille1.B5:Feuille1.B5" chart:class="chart:bar">
            <chart:data-point chart:repeated="7"/>
            <loext:propertry-mapping loext:property="FillColor" loext:cell-range-address="Feuille1.I6:Feuille1.I12"/>
            <loext:propertry-mapping loext:property="BorderColor" loext:cell-range-address="Feuille1.I6:Feuille1.I12"/>
          </chart:series>
          <chart:series chart:style-name="ch11" chart:values-cell-range-address="Feuille1.C6:Feuille1.C12" chart:label-cell-address="Feuille1.C5:Feuille1.C5" chart:class="chart:bar">
            <chart:data-point chart:repeated="7"/>
            <loext:propertry-mapping loext:property="FillColor" loext:cell-range-address="Feuille1.J6:Feuille1.J12"/>
          </chart:series>
          <chart:series chart:style-name="ch12" chart:values-cell-range-address="Feuille1.D6:Feuille1.D12" chart:label-cell-address="Feuille1.D5:Feuille1.D5" chart:class="chart:bar">
            <chart:data-point chart:repeated="7"/>
            <loext:propertry-mapping loext:property="FillColor" loext:cell-range-address="Feuille1.K6:Feuille1.K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1.B5:Feuille1.B5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1.C5:Feuille1.C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1.D5:Feuille1.D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7883.991">
                <text:p>17883.991</text:p>
                <draw:g>
                  <svg:desc>Feuille1.B6:Feuille1.B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3722.021">
                <text:p>13722.021</text:p>
                <draw:g>
                  <svg:desc>Feuille1.C6:Feuille1.C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2676.356">
                <text:p>12676.356</text:p>
                <draw:g>
                  <svg:desc>Feuille1.D6:Feuille1.D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419.045">
                <text:p>9419.045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7424.355">
                <text:p>7424.355</text:p>
              </table:table-cell>
              <table:table-cell office:value-type="float" office:value="16729600">
                <text:p>16729600</text:p>
              </table:table-cell>
              <table:table-cell office:value-type="float" office:value="6779.812">
                <text:p>6779.81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13.423">
                <text:p>4513.42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3683.856">
                <text:p>3683.856</text:p>
              </table:table-cell>
              <table:table-cell office:value-type="float" office:value="16729600">
                <text:p>16729600</text:p>
              </table:table-cell>
              <table:table-cell office:value-type="float" office:value="3285.9">
                <text:p>3285.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54.313">
                <text:p>3154.31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613.504">
                <text:p>2613.504</text:p>
              </table:table-cell>
              <table:table-cell office:value-type="float" office:value="16729600">
                <text:p>16729600</text:p>
              </table:table-cell>
              <table:table-cell office:value-type="float" office:value="2295.457">
                <text:p>2295.45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11.134">
                <text:p>2411.134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048.088">
                <text:p>2048.088</text:p>
              </table:table-cell>
              <table:table-cell office:value-type="float" office:value="16729600">
                <text:p>16729600</text:p>
              </table:table-cell>
              <table:table-cell office:value-type="float" office:value="1785.151">
                <text:p>1785.15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4.043">
                <text:p>1964.04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714.763">
                <text:p>1714.763</text:p>
              </table:table-cell>
              <table:table-cell office:value-type="float" office:value="16729600">
                <text:p>16729600</text:p>
              </table:table-cell>
              <table:table-cell office:value-type="float" office:value="1478.597">
                <text:p>1478.59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5.293">
                <text:p>1695.29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509.027">
                <text:p>1509.027</text:p>
              </table:table-cell>
              <table:table-cell office:value-type="float" office:value="16729600">
                <text:p>16729600</text:p>
              </table:table-cell>
              <table:table-cell office:value-type="float" office:value="1310.769">
                <text:p>1310.769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Total speedup over BWA</text:p>
        </chart:title>
        <chart:legend chart:legend-position="bottom" svg:x="2.441cm" svg:y="8.401cm" style:legend-expansion="wide" chart:style-name="ch3"/>
        <chart:plot-area chart:style-name="ch4" table:cell-range-address="Feuille1.A5:Feuille1.A12 Feuille1.E5:Feuille1.F12 Feuille1.J6:Feuille1.K12" chart:data-source-has-labels="both" svg:x="1.331cm" svg:y="1.275cm" svg:width="14.349cm" svg:height="5.781cm">
          <chartooo:coordinate-region svg:x="1.767cm" svg:y="1.275cm" svg:width="13.488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257cm" svg:y="7.236cm" chart:style-name="ch8">
              <text:p>Speedup (times)</text:p>
            </chart:title>
            <chart:grid chart:style-name="ch9" chart:class="major"/>
          </chart:axis>
          <chart:series chart:style-name="ch10" chart:values-cell-range-address="Feuille1.E6:Feuille1.E12" chart:label-cell-address="Feuille1.E5:Feuille1.E5" chart:class="chart:bar">
            <chart:data-point chart:repeated="7"/>
            <loext:propertry-mapping loext:property="FillColor" loext:cell-range-address="Feuille1.J6:Feuille1.J12"/>
          </chart:series>
          <chart:series chart:style-name="ch11" chart:values-cell-range-address="Feuille1.F6:Feuille1.F12" chart:label-cell-address="Feuille1.F5:Feuille1.F5" chart:class="chart:bar">
            <chart:data-point chart:repeated="7"/>
            <loext:propertry-mapping loext:property="FillColor" loext:cell-range-address="Feuille1.K6:Feuille1.K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s) over bwa</text:p>
                <draw:g>
                  <svg:desc>Feuille1.E5:Feuille1.E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1 stream) over bwa</text:p>
                <draw:g>
                  <svg:desc>Feuille1.F5:Feuille1.F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.41081482722637">
                <text:p>1.41081482722637</text:p>
                <draw:g>
                  <svg:desc>Feuille1.E6:Feuille1.E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.30330590515785">
                <text:p>1.30330590515785</text:p>
                <draw:g>
                  <svg:desc>Feuille1.F6:Feuille1.F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927819827452">
                <text:p>1.38927819827452</text:p>
              </table:table-cell>
              <table:table-cell office:value-type="float" office:value="16729600">
                <text:p>16729600</text:p>
              </table:table-cell>
              <table:table-cell office:value-type="float" office:value="1.26866845672116">
                <text:p>1.2686684567211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7357284153504">
                <text:p>1.37357284153504</text:p>
              </table:table-cell>
              <table:table-cell office:value-type="float" office:value="16729600">
                <text:p>16729600</text:p>
              </table:table-cell>
              <table:table-cell office:value-type="float" office:value="1.22518985541237">
                <text:p>1.2251898554123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7415468902271">
                <text:p>1.37415468902271</text:p>
              </table:table-cell>
              <table:table-cell office:value-type="float" office:value="16729600">
                <text:p>16729600</text:p>
              </table:table-cell>
              <table:table-cell office:value-type="float" office:value="1.20692870567636">
                <text:p>1.2069287056763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5066109253503">
                <text:p>1.35066109253503</text:p>
              </table:table-cell>
              <table:table-cell office:value-type="float" office:value="16729600">
                <text:p>16729600</text:p>
              </table:table-cell>
              <table:table-cell office:value-type="float" office:value="1.17726093800657">
                <text:p>1.1772609380065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2831528807376">
                <text:p>1.32831528807376</text:p>
              </table:table-cell>
              <table:table-cell office:value-type="float" office:value="16729600">
                <text:p>16729600</text:p>
              </table:table-cell>
              <table:table-cell office:value-type="float" office:value="1.14537285910648">
                <text:p>1.1453728591064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9335756338455">
                <text:p>1.29335756338455</text:p>
              </table:table-cell>
              <table:table-cell office:value-type="float" office:value="16729600">
                <text:p>16729600</text:p>
              </table:table-cell>
              <table:table-cell office:value-type="float" office:value="1.12343450448534">
                <text:p>1.12343450448534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style-name="ch1">
        <chart:title svg:x="4.357cm" svg:y="0.377cm" chart:style-name="ch2">
          <text:p>Kernel execution time</text:p>
        </chart:title>
        <chart:legend chart:legend-position="bottom" svg:x="0.527cm" svg:y="10.522cm" style:legend-expansion="wide" chart:style-name="ch3"/>
        <chart:plot-area chart:style-name="ch4" table:cell-range-address="Feuille2.A5:Feuille2.H8" chart:data-source-has-labels="both" svg:x="0.696cm" svg:y="1.841cm" svg:width="13.324cm" svg:height="7.757cm">
          <chartooo:coordinate-region svg:x="1.582cm" svg:y="1.841cm" svg:width="11.642cm" svg:height="6.898cm"/>
          <chart:axis chart:dimension="x" chart:name="primary-x" chart:style-name="ch5" chartooo:axis-type="auto">
            <chartooo:date-scale/>
            <chart:title svg:x="0.001cm" svg:y="8.163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24cm" svg:y="9.8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7:Feuille2.H7" chart:label-cell-address="Feuille2.A7:Feuille2.A7" chart:class="chart:bar">
            <chart:data-point chart:repeated="7"/>
          </chart:series>
          <chart:series chart:style-name="ch12" chart:values-cell-range-address="Feuille2.B6:Feuille2.H6" chart:label-cell-address="Feuille2.A6:Feuille2.A6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</text:p>
                <draw:g>
                  <svg:desc>Feuille2.A7:Feuille2.A7</svg:desc>
                </draw:g>
              </table:table-cell>
              <table:table-cell office:value-type="float" office:value="197.809">
                <text:p>197.809</text:p>
                <draw:g>
                  <svg:desc>Feuille2.B7:Feuille2.H7</svg:desc>
                </draw:g>
              </table:table-cell>
              <table:table-cell office:value-type="float" office:value="110.655">
                <text:p>110.655</text:p>
              </table:table-cell>
              <table:table-cell office:value-type="float" office:value="77.625">
                <text:p>77.625</text:p>
              </table:table-cell>
              <table:table-cell office:value-type="float" office:value="72.628">
                <text:p>72.628</text:p>
              </table:table-cell>
              <table:table-cell office:value-type="float" office:value="79.149">
                <text:p>79.149</text:p>
              </table:table-cell>
              <table:table-cell office:value-type="float" office:value="80.295">
                <text:p>80.295</text:p>
              </table:table-cell>
              <table:table-cell office:value-type="float" office:value="89.768">
                <text:p>89.768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6:Feuille2.A6</svg:desc>
                </draw:g>
              </table:table-cell>
              <table:table-cell office:value-type="float" office:value="1125.129">
                <text:p>1125.129</text:p>
                <draw:g>
                  <svg:desc>Feuille2.B6:Feuille2.H6</svg:desc>
                </draw:g>
              </table:table-cell>
              <table:table-cell office:value-type="float" office:value="624.865">
                <text:p>624.865</text:p>
              </table:table-cell>
              <table:table-cell office:value-type="float" office:value="394.409">
                <text:p>394.409</text:p>
              </table:table-cell>
              <table:table-cell office:value-type="float" office:value="316.058">
                <text:p>316.058</text:p>
              </table:table-cell>
              <table:table-cell office:value-type="float" office:value="280.497">
                <text:p>280.497</text:p>
              </table:table-cell>
              <table:table-cell office:value-type="float" office:value="255.804">
                <text:p>255.804</text:p>
              </table:table-cell>
              <table:table-cell office:value-type="float" office:value="250.452">
                <text:p>250.452</text:p>
              </table:table-cell>
            </table:table-row>
            <table:table-row>
              <table:table-cell office:value-type="string">
                <text:p>bwa</text:p>
                <draw:g>
                  <svg:desc>Feuille2.A8:Feuille2.A8</svg:desc>
                </draw:g>
              </table:table-cell>
              <table:table-cell office:value-type="float" office:value="5451.267">
                <text:p>5451.267</text:p>
                <draw:g>
                  <svg:desc>Feuille2.B8:Feuille2.H8</svg:desc>
                </draw:g>
              </table:table-cell>
              <table:table-cell office:value-type="float" office:value="2736.103">
                <text:p>2736.103</text:p>
              </table:table-cell>
              <table:table-cell office:value-type="float" office:value="1397.254">
                <text:p>1397.254</text:p>
              </table:table-cell>
              <table:table-cell office:value-type="float" office:value="1017.009">
                <text:p>1017.009</text:p>
              </table:table-cell>
              <table:table-cell office:value-type="float" office:value="788.47">
                <text:p>788.47</text:p>
              </table:table-cell>
              <table:table-cell office:value-type="float" office:value="650.565">
                <text:p>650.565</text:p>
              </table:table-cell>
              <table:table-cell office:value-type="float" office:value="566.868">
                <text:p>566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589cm" xlink:href=".." xlink:type="simple" chart:class="chart:bar" chart:style-name="ch1">
        <chart:title svg:x="3.961cm" svg:y="0.327cm" chart:style-name="ch2">
          <text:p>Kernel execution time, data set SRR250</text:p>
        </chart:title>
        <chart:legend svg:x="1.952cm" svg:y="8.574cm" style:legend-expansion="custom" chartooo:width="12.701cm" chartooo:height="0.723cm" style:legend-expansion-aspect-ratio="17.567081604426" chart:style-name="ch3"/>
        <chart:plot-area chart:style-name="ch4" table:cell-range-address="Feuille4.A4:Feuille4.D11 Feuille1.I6:Feuille1.K12" chart:data-source-has-labels="both" svg:x="1.145cm" svg:y="1.152cm" svg:width="14.44cm" svg:height="6.804cm">
          <chartooo:coordinate-region svg:x="1.766cm" svg:y="1.152cm" svg:width="13.354cm" svg:height="6.157cm"/>
          <chart:axis chart:dimension="x" chart:name="primary-x" chart:style-name="ch5" chartooo:axis-type="auto">
            <chartooo:date-scale/>
            <chart:title svg:x="0.265cm" svg:y="5.947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726cm" svg:y="8.147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B5:Feuille4.B11" chart:label-cell-address="Feuille4.B4:Feuille4.B4" chart:class="chart:bar">
            <chart:data-point chart:repeated="7"/>
            <loext:propertry-mapping loext:property="FillColor" loext:cell-range-address="Feuille1.I6:Feuille1.I12"/>
          </chart:series>
          <chart:series chart:style-name="ch12" chart:values-cell-range-address="Feuille4.C5:Feuille4.C11" chart:label-cell-address="Feuille4.C4:Feuille4.C4" chart:class="chart:bar">
            <chart:data-point chart:repeated="7"/>
            <loext:propertry-mapping loext:property="FillColor" loext:cell-range-address="Feuille1.J6:Feuille1.J12"/>
          </chart:series>
          <chart:series chart:style-name="ch13" chart:values-cell-range-address="Feuille4.D5:Feuille4.D11" chart:label-cell-address="Feuille4.D4:Feuille4.D4" chart:class="chart:bar">
            <chart:data-point chart:repeated="7"/>
            <loext:propertry-mapping loext:property="FillColor" loext:cell-range-address="Feuille1.K6:Feuille1.K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4.B4:Feuille4.B4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4.C4:Feuille4.C4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4.D4:Feuille4.D4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5451.267">
                <text:p>5451.267</text:p>
                <draw:g>
                  <svg:desc>Feuille4.B5:Feuille4.B11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125.129">
                <text:p>1125.129</text:p>
                <draw:g>
                  <svg:desc>Feuille4.C5:Feuille4.C11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97.809">
                <text:p>197.809</text:p>
                <draw:g>
                  <svg:desc>Feuille4.D5:Feuille4.D11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36.103">
                <text:p>2736.103</text:p>
              </table:table-cell>
              <table:table-cell office:value-type="float" office:value="43570">
                <text:p>43570</text:p>
              </table:table-cell>
              <table:table-cell office:value-type="float" office:value="624.865">
                <text:p>624.865</text:p>
              </table:table-cell>
              <table:table-cell office:value-type="float" office:value="16729600">
                <text:p>16729600</text:p>
              </table:table-cell>
              <table:table-cell office:value-type="float" office:value="110.655">
                <text:p>110.65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97.254">
                <text:p>1397.254</text:p>
              </table:table-cell>
              <table:table-cell office:value-type="float" office:value="43570">
                <text:p>43570</text:p>
              </table:table-cell>
              <table:table-cell office:value-type="float" office:value="394.409">
                <text:p>394.409</text:p>
              </table:table-cell>
              <table:table-cell office:value-type="float" office:value="16729600">
                <text:p>16729600</text:p>
              </table:table-cell>
              <table:table-cell office:value-type="float" office:value="77.625">
                <text:p>77.62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17.009">
                <text:p>1017.009</text:p>
              </table:table-cell>
              <table:table-cell office:value-type="float" office:value="43570">
                <text:p>43570</text:p>
              </table:table-cell>
              <table:table-cell office:value-type="float" office:value="316.058">
                <text:p>316.058</text:p>
              </table:table-cell>
              <table:table-cell office:value-type="float" office:value="16729600">
                <text:p>16729600</text:p>
              </table:table-cell>
              <table:table-cell office:value-type="float" office:value="72.628">
                <text:p>72.62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8.47">
                <text:p>788.47</text:p>
              </table:table-cell>
              <table:table-cell office:value-type="float" office:value="43570">
                <text:p>43570</text:p>
              </table:table-cell>
              <table:table-cell office:value-type="float" office:value="280.497">
                <text:p>280.497</text:p>
              </table:table-cell>
              <table:table-cell office:value-type="float" office:value="16729600">
                <text:p>16729600</text:p>
              </table:table-cell>
              <table:table-cell office:value-type="float" office:value="79.149">
                <text:p>79.14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0.565">
                <text:p>650.565</text:p>
              </table:table-cell>
              <table:table-cell office:value-type="float" office:value="43570">
                <text:p>43570</text:p>
              </table:table-cell>
              <table:table-cell office:value-type="float" office:value="255.804">
                <text:p>255.804</text:p>
              </table:table-cell>
              <table:table-cell office:value-type="float" office:value="16729600">
                <text:p>16729600</text:p>
              </table:table-cell>
              <table:table-cell office:value-type="float" office:value="80.295">
                <text:p>80.29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6.868">
                <text:p>566.868</text:p>
              </table:table-cell>
              <table:table-cell office:value-type="float" office:value="43570">
                <text:p>43570</text:p>
              </table:table-cell>
              <table:table-cell office:value-type="float" office:value="250.452">
                <text:p>250.452</text:p>
              </table:table-cell>
              <table:table-cell office:value-type="float" office:value="16729600">
                <text:p>16729600</text:p>
              </table:table-cell>
              <table:table-cell office:value-type="float" office:value="89.768">
                <text:p>89.768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7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31cm" svg:y="1.275cm" svg:width="14.349cm" svg:height="6.564cm">
          <chartooo:coordinate-region svg:x="1.767cm" svg:y="1.275cm" svg:width="13.635cm" svg:height="5.917cm"/>
          <chart:axis chart:dimension="x" chart:name="primary-x" chart:style-name="ch5" chartooo:axis-type="auto">
            <chartooo:date-scale/>
            <chart:title svg:x="0.451cm" svg:y="5.95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786cm" svg:y="8.019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0.0362867935105729">
                <text:p>0.0362867935105729</text:p>
                <draw:g>
                  <svg:desc>Feuille2.B10:Feuille2.H10</svg:desc>
                </draw:g>
              </table:table-cell>
              <table:table-cell office:value-type="float" office:value="0.0404425564388475">
                <text:p>0.0404425564388475</text:p>
              </table:table-cell>
              <table:table-cell office:value-type="float" office:value="0.0555553965134471">
                <text:p>0.0555553965134471</text:p>
              </table:table-cell>
              <table:table-cell office:value-type="float" office:value="0.0714133306588241">
                <text:p>0.0714133306588241</text:p>
              </table:table-cell>
              <table:table-cell office:value-type="float" office:value="0.100383020279782">
                <text:p>0.100383020279782</text:p>
              </table:table-cell>
              <table:table-cell office:value-type="float" office:value="0.123423485739319">
                <text:p>0.123423485739319</text:p>
              </table:table-cell>
              <table:table-cell office:value-type="float" office:value="0.158357854033038">
                <text:p>0.1583578540330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0.967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1:Feuille3.B34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Kernel speedup of BWA</text:p>
        </chart:title>
        <chart:legend chart:legend-position="bottom" svg:x="2.441cm" svg:y="8.401cm" style:legend-expansion="wide" chart:style-name="ch3"/>
        <chart:plot-area chart:style-name="ch4" table:cell-range-address="Feuille4.A4:Feuille4.A11 Feuille4.F4:Feuille4.G11" chart:data-source-has-labels="both" svg:x="1.331cm" svg:y="1.275cm" svg:width="14.349cm" svg:height="5.781cm">
          <chartooo:coordinate-region svg:x="1.767cm" svg:y="1.275cm" svg:width="13.541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257cm" svg:y="7.236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F5:Feuille4.F11" chart:label-cell-address="Feuille4.F4:Feuille4.F4" chart:class="chart:bar">
            <chart:data-point chart:repeated="7"/>
          </chart:series>
          <chart:series chart:style-name="ch12" chart:values-cell-range-address="Feuille4.G5:Feuille4.G11" chart:label-cell-address="Feuille4.G4:Feuille4.G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</text:p>
                <draw:g>
                  <svg:desc>Feuille4.F4:Feuille4.F4</svg:desc>
                </draw:g>
              </table:table-cell>
              <table:table-cell office:value-type="string">
                <text:p>Bwa-gasal2 (2 streams) over bwa</text:p>
                <draw:g>
                  <svg:desc>Feuille4.G4:Feuille4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4.84501510493463">
                <text:p>4.84501510493463</text:p>
                <draw:g>
                  <svg:desc>Feuille4.F5:Feuille4.F11</svg:desc>
                </draw:g>
              </table:table-cell>
              <table:table-cell office:value-type="float" office:value="27.5582354695691">
                <text:p>27.5582354695691</text:p>
                <draw:g>
                  <svg:desc>Feuille4.G5:Feuille4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7871060148992">
                <text:p>4.37871060148992</text:p>
              </table:table-cell>
              <table:table-cell office:value-type="float" office:value="24.7264289910081">
                <text:p>24.7264289910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426524242601">
                <text:p>3.5426524242601</text:p>
              </table:table-cell>
              <table:table-cell office:value-type="float" office:value="18.0000515297907">
                <text:p>18.00005152979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21779230394421">
                <text:p>3.21779230394421</text:p>
              </table:table-cell>
              <table:table-cell office:value-type="float" office:value="14.0029878283857">
                <text:p>14.0029878283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1097480543464">
                <text:p>2.81097480543464</text:p>
              </table:table-cell>
              <table:table-cell office:value-type="float" office:value="9.96184411679238">
                <text:p>9.961844116792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321668152179">
                <text:p>2.54321668152179</text:p>
              </table:table-cell>
              <table:table-cell office:value-type="float" office:value="8.10218569026714">
                <text:p>8.102185690267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337980930478">
                <text:p>2.26337980930478</text:p>
              </table:table-cell>
              <table:table-cell office:value-type="float" office:value="6.3148115141253">
                <text:p>6.31481151412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178cm" svg:y="0.358cm" chart:style-name="ch2">
          <text:p>Fraction of time for alignment in BWA-GASAL2 (with hidden time, 12 threads)</text:p>
        </chart:title>
        <chart:legend chart:legend-position="bottom" svg:x="1.549cm" svg:y="9.153cm" style:legend-expansion="wide" chart:style-name="ch3"/>
        <chart:plot-area chart:style-name="ch4" table:cell-range-address="Feuille3.A32:Feuille3.A34 Feuille3.D31:Feuille3.D34" chart:data-source-has-labels="both" svg:x="0.261cm" svg:y="2.594cm" svg:width="12.577cm" svg:height="6.152cm">
          <chartooo:coordinate-region svg:x="3.474cm" svg:y="2.595cm" svg:width="6.151cm" svg:height="6.151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